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bed3" officeooo:paragraph-rsid="001fbe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Kunal Mukherjee</text:p>
      <text:p text:style-name="P1">//Homework 2</text:p>
      <text:p text:style-name="P1">//18th Jan, 2017</text:p>
      <text:p text:style-name="P1">// Dr.Hwang</text:p>
      <text:p text:style-name="P1"/>
      <text:p text:style-name="P1">#include &lt;iostream&gt;</text:p>
      <text:p text:style-name="P1">#include &lt;fstream&gt;</text:p>
      <text:p text:style-name="P1">#include &lt;cstdlib&gt;</text:p>
      <text:p text:style-name="P1">#include &lt;iomanip&gt;</text:p>
      <text:p text:style-name="P1">using namespace std;</text:p>
      <text:p text:style-name="P1"/>
      <text:p text:style-name="P1">void compute_change (int cent , int &amp;dollar, int &amp;quarter, int &amp;dime, int &amp;penny);</text:p>
      <text:p text:style-name="P1">int main (int argc, char * argv[]) </text:p>
      <text:p text:style-name="P1">{</text:p>
      <text:p text:style-name="P1"><text:s text:c="3"/>// 1. Check for correct number of arguments</text:p>
      <text:p text:style-name="P1"><text:s text:c="3"/>if (argc != 3)</text:p>
      <text:p text:style-name="P1"><text:s text:c="5"/>{</text:p>
      <text:p text:style-name="P1"><text:s text:c="7"/>cout &lt;&lt; "Usage: " &lt;&lt; argv[0] &lt;&lt; " inputfile outfile " &lt;&lt; endl;</text:p>
      <text:p text:style-name="P1"><text:s text:c="7"/>exit(1);</text:p>
      <text:p text:style-name="P1"><text:s text:c="5"/>}</text:p>
      <text:p text:style-name="P1"><text:s text:c="3"/></text:p>
      <text:p text:style-name="P1"><text:s text:c="3"/>// 2. Open files and check for success</text:p>
      <text:p text:style-name="P1"><text:s text:c="3"/>ifstream infile (argv[1]); <text:s text:c="12"/>// input file stream</text:p>
      <text:p text:style-name="P1"><text:s text:c="3"/>if (!infile) <text:s text:c="26"/>// streams convert to boolean: true means valid</text:p>
      <text:p text:style-name="P1"><text:s text:c="42"/>// <text:s text:c="28"/>false means invalid</text:p>
      <text:p text:style-name="P1"><text:s text:c="5"/>{</text:p>
      <text:p text:style-name="P1"><text:s text:c="7"/>cout &lt;&lt; "Error opening input file: " &lt;&lt; argv[1] &lt;&lt; endl;</text:p>
      <text:p text:style-name="P1"><text:s text:c="7"/>exit(1);</text:p>
      <text:p text:style-name="P1"><text:s text:c="5"/>}</text:p>
      <text:p text:style-name="P1"><text:s text:c="3"/></text:p>
      <text:p text:style-name="P1"><text:s text:c="3"/>ofstream outfile (argv[2]); <text:s text:c="12"/>// outfile file stream</text:p>
      <text:p text:style-name="P1"><text:s text:c="3"/>if (!outfile) <text:s text:c="27"/>// streams convert to boolean: true means valid</text:p>
      <text:p text:style-name="P1"><text:s text:c="44"/>// <text:s text:c="26"/>false means invalid</text:p>
      <text:p text:style-name="P1"><text:s text:c="5"/>{</text:p>
      <text:p text:style-name="P1"><text:s text:c="7"/>cout &lt;&lt; "Error opening output file: " &lt;&lt; argv[2] &lt;&lt; endl;</text:p>
      <text:p text:style-name="P1"><text:s text:c="7"/>exit(1);</text:p>
      <text:p text:style-name="P1"><text:s text:c="5"/>}</text:p>
      <text:p text:style-name="P1"/>
      <text:p text:style-name="P1"><text:s text:c="3"/>outfile &lt;&lt; setw(10) &lt;&lt; "Amount" &lt;&lt; setw(10) &lt;&lt; "Dollars" &lt;&lt; setw(10) &lt;&lt; "Quarters" &lt;&lt; setw(10) &lt;&lt; "Dimes" &lt;&lt; setw(10) &lt;&lt; "Pennies" &lt;&lt; endl;</text:p>
      <text:p text:style-name="P1"><text:s text:c="3"/>outfile &lt;&lt; endl;</text:p>
      <text:p text:style-name="P1"><text:s text:c="3"/></text:p>
      <text:p text:style-name="P1"><text:s text:c="3"/>int <text:s/>cent, dollar, quarter, dime, penny;</text:p>
      <text:p text:style-name="P1"/>
      <text:p text:style-name="P1"><text:s text:c="3"/>while (infile &gt;&gt; cent)</text:p>
      <text:p text:style-name="P1"><text:tab/> { <text:s text:c="4"/></text:p>
      <text:p text:style-name="P1"><text:tab/> <text:s text:c="2"/>compute_change ( cent , dollar, quarter, dime, penny);<text:tab/> <text:s text:c="2"/></text:p>
      <text:p text:style-name="P1"><text:tab/> <text:s text:c="2"/>outfile &lt;&lt; setw(10) &lt;&lt; cent &lt;&lt; setw(10) &lt;&lt; dollar &lt;&lt; setw(10) &lt;&lt; quarter &lt;&lt; setw(10) &lt;&lt; dime &lt;&lt; setw(10) &lt;&lt; penny &lt;&lt; endl;</text:p>
      <text:p text:style-name="P1"><text:soft-page-break/><text:tab/> <text:s text:c="2"/></text:p>
      <text:p text:style-name="P1"><text:tab/> }</text:p>
      <text:p text:style-name="P1"><text:s text:c="7"/>// } <text:s text:c="3"/></text:p>
      <text:p text:style-name="P1"/>
      <text:p text:style-name="P1"/>
      <text:p text:style-name="P1"><text:s text:c="7"/>infile.close();</text:p>
      <text:p text:style-name="P1"><text:s text:c="7"/>outfile.close();</text:p>
      <text:p text:style-name="P1"/>
      <text:p text:style-name="P1"><text:s text:c="7"/>return 0; </text:p>
      <text:p text:style-name="P1"/>
      <text:p text:style-name="P1"><text:s text:c="7"/>}</text:p>
      <text:p text:style-name="P1"/>
      <text:p text:style-name="P1"><text:s text:c="3"/>void compute_change (int cent , int &amp;dollar, int &amp;quarter, int &amp;dime, int &amp;penny)</text:p>
      <text:p text:style-name="P1"><text:s text:c="3"/>{</text:p>
      <text:p text:style-name="P1"><text:s text:c="5"/>dollar <text:s/>= cent <text:s/>/ 100;</text:p>
      <text:p text:style-name="P1"><text:s text:c="5"/>int remaning_quarter = cent <text:s/>% 100;</text:p>
      <text:p text:style-name="P1"><text:s text:c="5"/>quarter = remaning_quarter / 25;</text:p>
      <text:p text:style-name="P1"><text:s text:c="5"/>int remaining_dime = remaning_quarter % 25;</text:p>
      <text:p text:style-name="P1"><text:s text:c="5"/>dime = remaining_dime / 10;</text:p>
      <text:p text:style-name="P1"><text:s text:c="5"/>int remaining_cent = remaining_dime % 10;</text:p>
      <text:p text:style-name="P1"><text:s text:c="5"/>penny = remaining_cent;</text:p>
      <text:p text:style-name="P1"><text:s text:c="3"/>}</text:p>
      <text:p text:style-name="P1"><text:s text:c="5"/></text:p>
      <text:p text:style-name="P1"><text:s text:c="3"/></text:p>
      <text:p text:style-name="P1"><text:s text:c="3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18:27:02.539971754</meta:creation-date>
    <dc:date>2017-02-12T18:27:38.255178684</dc:date>
    <meta:editing-duration>PT36S</meta:editing-duration>
    <meta:editing-cycles>1</meta:editing-cycles>
    <meta:document-statistic meta:table-count="0" meta:image-count="0" meta:object-count="0" meta:page-count="2" meta:paragraph-count="63" meta:word-count="274" meta:character-count="2026" meta:non-whitespace-character-count="1352"/>
    <meta:generator>LibreOffice/5.1.4.2$Linux_X86_64 LibreOffice_project/10m0$Build-2</meta:generator>
  </office:meta>
</office:document-meta>
</file>